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draw:marker-start-width="0.342cm" draw:marker-end-width="0.342cm" draw:fill-color="#ffffff" draw:opacity="100%" draw:textarea-horizontal-align="center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cm" svg:height="1cm" svg:x="0cm" svg:y="0cm">
          <text:p text:style-name="P1"><text:span text:style-name="T1">O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9M51S</meta:editing-duration>
    <meta:editing-cycles>4</meta:editing-cycles>
    <meta:generator>OpenOffice/4.1.3$Win32 OpenOffice.org_project/413m1$Build-9783</meta:generator>
    <dc:date>2017-01-03T18:30:21.94</dc:date>
    <dc:creator>Jason Statham</dc:creator>
    <meta:document-statistic meta:object-count="1"/>
  </office:meta>
</office:document-meta>
</file>